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Pereira Mende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4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3">Form No 1/</text:p>
      <text:p text:style-name="P2">THE WESTERN UNION TELEGRAPH COMPANY./</text:p>
      <text:p text:style-name="P2">21,000 OFFICES IN AMERICA. <text:s/>CABLE SERVICE TO ALL THE WORLD./</text:p>
      <text:p text:style-name="P3"><text:tab/>This Company TRANSMITS and DELIVERS messages only on conditions limiting its liability, which have been assented to by the sender of the following message./ <text:s/></text:p>
      <text:p text:style-name="P3"><text:tab/>Errors can be guarded against only by repeating a message back to the sending station for comparison, and the Company will not hold itself liable for errors or delays/ in transmission or delivery of Unrepeated Messages, beyond the amount of tolls paid thereon, nor in any case where the claim is not presented in writing within sixty days/ after the message is filed with the Company for transmission./</text:p>
      <text:p text:style-name="P3"><text:tab/>This is an UNREPEATED MESSAGE, and is delivered by request of the sender, under the conditions named above./</text:p>
      <text:p text:style-name="P3">THOS. T. ECKERT, General Manager.<text:tab/><text:tab/><text:tab/><text:tab/>NORVIN GREEN, President./</text:p>
      <text:p text:style-name="P3"><text:soft-page-break/>NUMBER<text:tab/>SENT BY<text:tab/>REC'D BY<text:tab/><text:tab/>CHECK/</text:p>
      <text:p text:style-name="P3">2<text:tab/><text:tab/>cg<text:tab/><text:tab/>B<text:tab/><text:tab/><text:tab/>14 Pa./</text:p>
      <text:p text:style-name="P3">RECEIVED at 4[/ inserted by author]4 1893/</text:p>
      <text:p text:style-name="P3">Dated New York 4/</text:p>
      <text:p text:style-name="P3">To Dr. Morais/ 546 N 5. st./</text:p>
      <text:p text:style-name="P3">Father died today/ family unite asking/ you to deliver/ oration thursday[sic!]/ morning answer prepaid/ H. Pereira Mendes/</text:p>
      <text:p text:style-name="P3"/>
      <text:p text:style-name="P3">[Page 2]</text:p>
      <text:p text:style-name="P3"/>
      <text:p text:style-name="P3">[Note: The following is stamped in purple ink.]</text:p>
      <text:p text:style-name="P3">PHILADELPHIA LOCAL TELEGRAPH CO./</text:p>
      <text:p text:style-name="P3">No. 334 North Third St./</text:p>
      <text:p text:style-name="P3">DIRECT WIRES OF THE/</text:p>
      <text:p text:style-name="P3">WESTERN UNION/</text:p>
      <text:p text:style-name="P3">TELEGRAPH CO./</text:p>
      <text:p text:style-name="P3">Messengers, Cabs and Coupes Furnishe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2:27:41.68</meta:creation-date>
    <dc:date>2011-12-08T12:47:37.14</dc:date>
    <dc:creator>Penn Libraries</dc:creator>
    <meta:editing-duration>PT00H08M22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82" meta:word-count="381" meta:character-count="2565"/>
  </office:meta>
</office:document-meta>
</file>